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ta-3" style:family="table" style:master-page-name="ta-mp-3">
      <style:table-properties table:display="true" style:writing-mode="lr-tb"/>
    </style:style>
    <style:style style:name="ta-4" style:family="table" style:master-page-name="ta-mp-4">
      <style:table-properties table:display="true" style:writing-mode="lr-tb"/>
    </style:style>
    <style:style style:name="ta-5" style:family="table" style:master-page-name="ta-mp-5">
      <style:table-properties table:display="true" style:writing-mode="lr-tb"/>
    </style:style>
    <style:style style:name="ta-6" style:family="table" style:master-page-name="ta-mp-6">
      <style:table-properties table:display="true" style:writing-mode="lr-tb"/>
    </style:style>
    <style:style style:name="ta-7" style:family="table" style:master-page-name="ta-mp-7">
      <style:table-properties table:display="true" style:writing-mode="lr-tb"/>
    </style:style>
    <style:style style:name="ta-8" style:family="table" style:master-page-name="ta-mp-8">
      <style:table-properties table:display="true" style:writing-mode="lr-tb"/>
    </style:style>
    <style:style style:name="ta-9" style:family="table" style:master-page-name="ta-mp-9">
      <style:table-properties table:display="true" style:writing-mode="lr-tb"/>
    </style:style>
    <style:style style:name="ta-10" style:family="table" style:master-page-name="ta-mp-1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804724409448818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#0070c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Arial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" style:family="table-cell" style:data-style-name="General">
      <style:table-cell-properties fo:background-color="#0070c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Arial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#2e75b6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Arial"/>
    </style:style>
    <style:style style:name="ACE-8" style:family="table-cell" style:data-style-name="General">
      <style:table-cell-properties fo:background-color="#2e75b6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Arial"/>
    </style:style>
    <style:style style:name="ACE-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#2e75b6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Arial"/>
    </style:style>
    <style:style style:name="ACE-1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" style:family="table-cell" style:data-style-name="General">
      <style:table-cell-properties fo:background-color="#2e75b6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Arial"/>
    </style:style>
    <style:style style:name="ACE-18" style:family="table-cell" style:data-style-name="General">
      <style:table-cell-properties fo:background-color="#2e75b6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Arial"/>
    </style:style>
    <style:style style:name="ACE-1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4" style:family="table-cell" style:data-style-name="General">
      <style:table-cell-properties fo:background-color="#2e75b6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Arial"/>
    </style:style>
    <style:style style:name="ACE-25" style:family="table-cell" style:data-style-name="General">
      <style:table-cell-properties fo:background-color="#2e75b6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Arial"/>
    </style:style>
    <style:style style:name="ACE-2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9" style:family="table-cell" style:data-style-name="General">
      <style:table-cell-properties fo:background-color="#2e75b6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Arial"/>
    </style:style>
    <style:style style:name="ACE-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2" style:family="table-cell" style:data-style-name="General">
      <style:table-cell-properties fo:background-color="#2e75b6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Arial"/>
    </style:style>
    <style:style style:name="ACE-3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5" style:family="table-cell" style:data-style-name="General">
      <style:table-cell-properties fo:background-color="#2e75b6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Arial"/>
    </style:style>
    <style:style style:name="ACOL-1" style:family="table-column">
      <style:table-column-properties style:column-width="43.3984251968504pt" style:use-optimal-column-width="true"/>
    </style:style>
    <style:style style:name="ACOL-2" style:family="table-column">
      <style:table-column-properties style:column-width="252pt" style:use-optimal-column-width="true"/>
    </style:style>
    <style:style style:name="ACOL-3" style:family="table-column">
      <style:table-column-properties style:column-width="165.94015748031495pt" style:use-optimal-column-width="true"/>
    </style:style>
    <style:style style:name="ACOL-4" style:family="table-column">
      <style:table-column-properties style:column-width="143.88661417322834pt" style:use-optimal-column-width="true"/>
    </style:style>
    <style:style style:name="ACOL-5" style:family="table-column">
      <style:table-column-properties style:column-width="86.0031496062992pt" style:use-optimal-column-width="true"/>
    </style:style>
    <style:style style:name="ACOL-6" style:family="table-column">
      <style:table-column-properties style:column-width="75.34488188976378pt" style:use-optimal-column-width="true"/>
    </style:style>
    <style:style style:name="ACOL-7" style:family="table-column"/>
    <style:style style:name="ACOL-8" style:family="table-column">
      <style:table-column-properties style:column-width="30.614173228346456pt" style:use-optimal-column-width="true"/>
    </style:style>
    <style:style style:name="ACOL-9" style:family="table-column">
      <style:table-column-properties style:column-width="108.53858267716535pt" style:use-optimal-column-width="true"/>
    </style:style>
    <style:style style:name="ACOL-10" style:family="table-column">
      <style:table-column-properties style:column-width="50.99527559055119pt" style:use-optimal-column-width="true"/>
    </style:style>
    <style:style style:name="ACOL-11" style:family="table-column">
      <style:table-column-properties style:column-width="108.11338582677165pt" style:use-optimal-column-width="true"/>
    </style:style>
    <style:style style:name="ACOL-12" style:family="table-column">
      <style:table-column-properties style:column-width="287.8015748031496pt" style:use-optimal-column-width="true"/>
    </style:style>
    <style:style style:name="ACOL-13" style:family="table-column">
      <style:table-column-properties style:column-width="172.8pt" style:use-optimal-column-width="true"/>
    </style:style>
    <style:style style:name="ACOL-14" style:family="table-column">
      <style:table-column-properties style:column-width="179.65984251968504pt" style:use-optimal-column-width="true"/>
    </style:style>
    <style:style style:name="ACOL-15" style:family="table-column">
      <style:table-column-properties style:column-width="62.2488188976378pt" style:use-optimal-column-width="true"/>
    </style:style>
    <style:style style:name="ACOL-16" style:family="table-column">
      <style:table-column-properties style:column-width="248.2582677165354pt" style:use-optimal-column-width="true"/>
    </style:style>
    <style:style style:name="ACOL-17" style:family="table-column">
      <style:table-column-properties style:column-width="180.4535433070866pt" style:use-optimal-column-width="true"/>
    </style:style>
    <style:style style:name="ACOL-18" style:family="table-column">
      <style:table-column-properties style:column-width="55.559055118110244pt" style:use-optimal-column-width="true"/>
    </style:style>
    <style:style style:name="ACOL-19" style:family="table-column">
      <style:table-column-properties style:column-width="178.8944881889764pt" style:use-optimal-column-width="true"/>
    </style:style>
    <style:style style:name="ACOL-20" style:family="table-column">
      <style:table-column-properties style:column-width="86.7968503937008pt" style:use-optimal-column-width="true"/>
    </style:style>
    <style:style style:name="ACOL-21" style:family="table-column">
      <style:table-column-properties style:column-width="84.89763779527559pt" style:use-optimal-column-width="true"/>
    </style:style>
    <style:style style:name="ACOL-22" style:family="table-column">
      <style:table-column-properties style:column-width="84.5007874015748pt" style:use-optimal-column-width="true"/>
    </style:style>
    <style:style style:name="ACOL-23" style:family="table-column">
      <style:table-column-properties style:column-width="159.10866141732285pt" style:use-optimal-column-width="true"/>
    </style:style>
    <style:style style:name="ACOL-24" style:family="table-column">
      <style:table-column-properties style:column-width="211.66299212598426pt" style:use-optimal-column-width="true"/>
    </style:style>
    <style:style style:name="ACOL-25" style:family="table-column">
      <style:table-column-properties style:column-width="361.64409448818895pt" style:use-optimal-column-width="true"/>
    </style:style>
    <style:style style:name="ACOL-26" style:family="table-column">
      <style:table-column-properties style:column-width="104.28661417322834pt" style:use-optimal-column-width="true"/>
    </style:style>
    <style:style style:name="ACOL-27" style:family="table-column">
      <style:table-column-properties style:column-width="220.79055118110236pt" style:use-optimal-column-width="true"/>
    </style:style>
    <style:style style:name="ACOL-28" style:family="table-column">
      <style:table-column-properties style:column-width="143.09291338582676pt" style:use-optimal-column-width="true"/>
    </style:style>
    <style:style style:name="ACOL-29" style:family="table-column">
      <style:table-column-properties style:column-width="194.14488188976375pt" style:use-optimal-column-width="true"/>
    </style:style>
    <style:style style:name="ACOL-30" style:family="table-column">
      <style:table-column-properties style:column-width="71.54645669291338pt" style:use-optimal-column-width="true"/>
    </style:style>
    <style:style style:name="ACOL-31" style:family="table-column">
      <style:table-column-properties style:column-width="87.50551181102362pt" style:use-optimal-column-width="true"/>
    </style:style>
    <style:style style:name="ACOL-32" style:family="table-column">
      <style:table-column-properties style:column-width="127.36062992125986pt" style:use-optimal-column-width="true"/>
    </style:style>
    <style:style style:name="ACOL-33" style:family="table-column">
      <style:table-column-properties style:column-width="64.00629921259842pt" style:use-optimal-column-width="true"/>
    </style:style>
    <style:style style:name="ACOL-34" style:family="table-column">
      <style:table-column-properties style:column-width="126.59527559055115pt" style:use-optimal-column-width="true"/>
    </style:style>
    <style:style style:name="AROW-1" style:family="table-row">
      <style:table-row-properties style:row-height="49.15275590551182pt" style:use-optimal-row-height="false"/>
    </style:style>
    <style:style style:name="AROW-2" style:family="table-row"/>
    <style:style style:name="AROW-3" style:family="table-row">
      <style:table-row-properties style:row-height="49.69133858267717pt" style:use-optimal-row-height="false"/>
    </style:style>
    <style:style style:name="AROW-4" style:family="table-row">
      <style:table-row-properties style:row-height="12.81259842519685pt" style:use-optimal-row-height="true"/>
    </style:style>
    <style:style style:name="AROW-5" style:family="table-row">
      <style:table-row-properties style:row-height="48.89763779527559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sumen General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3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style-name="ACOL-0" table:number-columns-repeated="122"/>
        <table:table-row table:style-name="AROW-1">
          <table:table-cell table:style-name="ACE-0" office:value-type="string">
            <text:p>#</text:p>
          </table:table-cell>
          <table:table-cell table:style-name="ACE-2" office:value-type="string">
            <text:p>REFERENCIA CINEP/PPP</text:p>
          </table:table-cell>
          <table:table-cell table:style-name="ACE-0" office:value-type="string">
            <text:p>FINANCIADOR</text:p>
          </table:table-cell>
          <table:table-cell table:style-name="ACE-2" office:value-type="string">
            <text:p>RESPONSABLE GP</text:p>
          </table:table-cell>
          <table:table-cell table:style-name="ACE-0" office:value-type="string">
            <text:p>ESTADO</text:p>
          </table:table-cell>
          <table:table-cell table:style-name="ACE-2" office:value-type="string">
            <text:p>GRADO DE EXIGENCIA <text:s/>(ALTO - MEDIO-BAJO)</text:p>
          </table:table-cell>
          <table:table-cell table:number-columns-repeated="122" table:style-name="Gnumeric-default"/>
        </table:table-row>
        <table:table-row table:style-name="AROW-0" table:number-rows-repeated="1048575">
          <table:table-cell table:number-columns-repeated="128"/>
        </table:table-row>
        <table:named-expressions>
          <table:named-expression table:name="Print_Area" table:expression="of:=#REF!" table:base-cell-address="$'Resumen General'.$A$1"/>
          <table:named-expression table:name="Sheet_Title" table:expression="of:=&quot;Resumen General&quot;" table:base-cell-address="$'Resumen General'.$A$1"/>
        </table:named-expressions>
      </table:table>
      <table:table table:name="En Trámite" table:style-name="ta-1" table:print="true">
        <office:forms form:automatic-focus="false" form:apply-design-mode="false">
          <form:form/>
        </office:forms>
        <table:table-column table:default-cell-style-name="ACE-5" table:style-name="ACOL-8"/>
        <table:table-column table:default-cell-style-name="ACE-5" table:style-name="ACOL-2"/>
        <table:table-column table:default-cell-style-name="ACE-5" table:style-name="ACOL-3"/>
        <table:table-column table:default-cell-style-name="ACE-5" table:style-name="ACOL-4"/>
        <table:table-column table:default-cell-style-name="ACE-5" table:style-name="ACOL-9"/>
        <table:table-column table:default-cell-style-name="ACE-5" table:style-name="ACOL-5"/>
        <table:table-column table:default-cell-style-name="ACE-5" table:style-name="ACOL-10"/>
        <table:table-column table:default-cell-style-name="ACE-5" table:style-name="ACOL-5"/>
        <table:table-column table:default-cell-style-name="ACE-5" table:style-name="ACOL-11"/>
        <table:table-column table:default-cell-style-name="ACE-5" table:style-name="ACOL-12"/>
        <table:table-column table:default-cell-style-name="ACE-5" table:style-name="ACOL-5"/>
        <table:table-column table:default-cell-style-name="ACE-6" table:style-name="ACOL-0" table:number-columns-repeated="117"/>
        <table:table-row table:style-name="AROW-3">
          <table:table-cell table:style-name="ACE-7" office:value-type="string">
            <text:p>#</text:p>
          </table:table-cell>
          <table:table-cell table:style-name="ACE-7" office:value-type="string">
            <text:p>REFERENCIA CINEP/PPP</text:p>
          </table:table-cell>
          <table:table-cell table:style-name="ACE-7" office:value-type="string">
            <text:p>FINANCIADOR</text:p>
          </table:table-cell>
          <table:table-cell table:style-name="ACE-7" office:value-type="string">
            <text:p>RESPONSABLE GP-gerencia proyectos AO-Area Operativa</text:p>
          </table:table-cell>
          <table:table-cell table:style-name="ACE-7" office:value-type="string">
            <text:p>EQUIPO (s) AREA OPERATIVA</text:p>
          </table:table-cell>
          <table:table-cell table:style-name="ACE-7" office:value-type="string">
            <text:p>PRESUPUESTO</text:p>
          </table:table-cell>
          <table:table-cell table:style-name="ACE-7" office:value-type="string">
            <text:p>MONEDA </text:p>
          </table:table-cell>
          <table:table-cell table:style-name="ACE-7" office:value-type="string">
            <text:p>PRESUPUESTO EN COP</text:p>
          </table:table-cell>
          <table:table-cell table:style-name="ACE-7" office:value-type="string">
            <text:p>DURACIÓN EN MESES – FECHA DE INICIO PREVISTA</text:p>
          </table:table-cell>
          <table:table-cell table:style-name="ACE-7" office:value-type="string">
            <text:p>OBSERVACIONES</text:p>
          </table:table-cell>
          <table:table-cell table:style-name="ACE-7" office:value-type="string">
            <text:p>Mes (es) <text:s/>Formulacion </text:p>
          </table:table-cell>
          <table:table-cell table:number-columns-repeated="117" table:style-name="ACE-6"/>
        </table:table-row>
        <table:table-row table:style-name="AROW-0" table:number-rows-repeated="1048575">
          <table:table-cell table:number-columns-repeated="128"/>
        </table:table-row>
        <table:named-expressions>
          <table:named-expression table:name="Print_Area" table:expression="of:=#REF!" table:base-cell-address="$'En Trámite'.$A$1"/>
          <table:named-expression table:name="Sheet_Title" table:expression="of:=&quot;En Trámite&quot;" table:base-cell-address="$'En Trámite'.$A$1"/>
        </table:named-expressions>
      </table:table>
      <table:table table:name="Ejecución" table:style-name="ta-2" table:print="true">
        <office:forms form:automatic-focus="false" form:apply-design-mode="false">
          <form:form/>
        </office:forms>
        <table:table-column table:default-cell-style-name="ACE-9" table:style-name="ACOL-1"/>
        <table:table-column table:default-cell-style-name="ACE-9" table:style-name="ACOL-2"/>
        <table:table-column table:default-cell-style-name="ACE-9" table:style-name="ACOL-13" table:number-columns-repeated="2"/>
        <table:table-column table:default-cell-style-name="ACE-9" table:style-name="ACOL-3"/>
        <table:table-column table:default-cell-style-name="ACE-9" table:style-name="ACOL-4"/>
        <table:table-column table:default-cell-style-name="ACE-9" table:style-name="ACOL-12"/>
        <table:table-column table:default-cell-style-name="ACE-9" table:style-name="ACOL-14"/>
        <table:table-column table:default-cell-style-name="ACE-10" table:style-name="ACOL-0" table:number-columns-repeated="120"/>
        <table:table-row table:style-name="AROW-3">
          <table:table-cell table:style-name="ACE-8" office:value-type="string">
            <text:p>#</text:p>
          </table:table-cell>
          <table:table-cell table:style-name="ACE-8" office:value-type="string">
            <text:p>REFERENCIA CINEP/PPP</text:p>
          </table:table-cell>
          <table:table-cell table:style-name="ACE-8" office:value-type="string">
            <text:p>REFERENCIA FINANCIADOR</text:p>
          </table:table-cell>
          <table:table-cell table:style-name="ACE-8" office:value-type="string">
            <text:p>TITULO</text:p>
          </table:table-cell>
          <table:table-cell table:style-name="ACE-8" office:value-type="string">
            <text:p>FINANCIADOR</text:p>
          </table:table-cell>
          <table:table-cell table:style-name="ACE-8" office:value-type="string">
            <text:p>RESPONSABLE GP</text:p>
          </table:table-cell>
          <table:table-cell table:style-name="ACE-8" office:value-type="string">
            <text:p>OBSERVACIONES</text:p>
          </table:table-cell>
          <table:table-cell table:style-name="ACE-8" office:value-type="string">
            <text:p>EQUIPO</text:p>
          </table:table-cell>
          <table:table-cell table:number-columns-repeated="120" table:style-name="ACE-10"/>
        </table:table-row>
        <table:table-row table:style-name="AROW-0" table:number-rows-repeated="1048575">
          <table:table-cell table:number-columns-repeated="128"/>
        </table:table-row>
        <table:named-expressions>
          <table:named-expression table:name="Print_Area" table:expression="of:=#REF!" table:base-cell-address="$'Ejecución'.$A$1"/>
          <table:named-expression table:name="Sheet_Title" table:expression="of:=&quot;Ejecución&quot;" table:base-cell-address="$'Ejecución'.$A$1"/>
        </table:named-expressions>
      </table:table>
      <table:table table:name="En cierre" table:style-name="ta-3" table:print="true" table:print-ranges="$'En cierre'.A1:.H2">
        <office:forms form:automatic-focus="false" form:apply-design-mode="false">
          <form:form/>
        </office:forms>
        <table:table-column table:default-cell-style-name="ACE-12" table:style-name="ACOL-1"/>
        <table:table-column table:default-cell-style-name="ACE-13" table:style-name="ACOL-2"/>
        <table:table-column table:default-cell-style-name="ACE-12" table:style-name="ACOL-13"/>
        <table:table-column table:default-cell-style-name="ACE-12" table:style-name="ACOL-16"/>
        <table:table-column table:default-cell-style-name="ACE-12" table:style-name="ACOL-3"/>
        <table:table-column table:default-cell-style-name="ACE-12" table:style-name="ACOL-4"/>
        <table:table-column table:default-cell-style-name="ACE-12" table:style-name="ACOL-12"/>
        <table:table-column table:default-cell-style-name="ACE-12" table:style-name="ACOL-17"/>
        <table:table-column table:default-cell-style-name="ACE-12" table:style-name="ACOL-15" table:number-columns-repeated="1015"/>
        <table:table-column table:default-cell-style-name="ACE-14" table:style-name="ACOL-15"/>
        <table:table-row table:style-name="AROW-3">
          <table:table-cell table:style-name="ACE-11" office:value-type="string">
            <text:p>#</text:p>
          </table:table-cell>
          <table:table-cell table:style-name="ACE-11" office:value-type="string">
            <text:p>REFERENCIA CINEP/PPP</text:p>
          </table:table-cell>
          <table:table-cell table:style-name="ACE-11" office:value-type="string">
            <text:p>REFERENCIA FINANCIADOR</text:p>
          </table:table-cell>
          <table:table-cell table:style-name="ACE-11" office:value-type="string">
            <text:p>OBJETO</text:p>
          </table:table-cell>
          <table:table-cell table:style-name="ACE-11" office:value-type="string">
            <text:p>FINANCIADOR</text:p>
          </table:table-cell>
          <table:table-cell table:style-name="ACE-11" office:value-type="string">
            <text:p>RESPONSABLE GP</text:p>
          </table:table-cell>
          <table:table-cell table:style-name="ACE-11" office:value-type="string">
            <text:p>OBSERVACIONES</text:p>
          </table:table-cell>
          <table:table-cell table:style-name="ACE-11" office:value-type="string">
            <text:p>EQUIPO</text:p>
          </table:table-cell>
          <table:table-cell table:number-columns-repeated="1015" table:style-name="ACE-12"/>
          <table:table-cell table:style-name="ACE-14"/>
        </table:table-row>
        <table:table-row table:style-name="AROW-0" table:number-rows-repeated="1048575">
          <table:table-cell table:number-columns-repeated="1024"/>
        </table:table-row>
        <table:named-expressions>
          <table:named-range table:name="Print_Area" table:cell-range-address="$'En cierre'.A1:.H2" table:base-cell-address="$'En cierre'.$A$1"/>
          <table:named-expression table:name="Sheet_Title" table:expression="of:=&quot;En cierre&quot;" table:base-cell-address="$'En cierre'.$A$1"/>
        </table:named-expressions>
      </table:table>
      <table:table table:name="Tramitados año" table:style-name="ta-4" table:print="true" table:print-ranges="$'Tramitados año'.A1:.J2">
        <office:forms form:automatic-focus="false" form:apply-design-mode="false">
          <form:form/>
        </office:forms>
        <table:table-column table:default-cell-style-name="ACE-16" table:style-name="ACOL-1"/>
        <table:table-column table:default-cell-style-name="ACE-15" table:style-name="ACOL-18"/>
        <table:table-column table:default-cell-style-name="ACE-15" table:style-name="ACOL-19"/>
        <table:table-column table:default-cell-style-name="ACE-15" table:style-name="ACOL-3"/>
        <table:table-column table:default-cell-style-name="ACE-15" table:style-name="ACOL-20"/>
        <table:table-column table:default-cell-style-name="ACE-15" table:style-name="ACOL-21"/>
        <table:table-column table:default-cell-style-name="ACE-15" table:style-name="ACOL-10"/>
        <table:table-column table:default-cell-style-name="ACE-15" table:style-name="ACOL-5"/>
        <table:table-column table:default-cell-style-name="ACE-15" table:style-name="ACOL-14"/>
        <table:table-column table:default-cell-style-name="ACE-15" table:style-name="ACOL-12"/>
        <table:table-column table:default-cell-style-name="ACE-15" table:style-name="ACOL-15" table:number-columns-repeated="1014"/>
        <table:table-row table:style-name="AROW-3">
          <table:table-cell table:style-name="ACE-17" office:value-type="string">
            <text:p>#</text:p>
          </table:table-cell>
          <table:table-cell table:style-name="ACE-17" office:value-type="string">
            <text:p>MES DE TRAMITE</text:p>
          </table:table-cell>
          <table:table-cell table:style-name="ACE-17" office:value-type="string">
            <text:p>REFERENCIA CINEP/PPP</text:p>
          </table:table-cell>
          <table:table-cell table:style-name="ACE-17" office:value-type="string">
            <text:p>FINANCIADOR</text:p>
          </table:table-cell>
          <table:table-cell table:style-name="ACE-17" office:value-type="string">
            <text:p>ESTADO TRÁMITE</text:p>
          </table:table-cell>
          <table:table-cell table:style-name="ACE-17" office:value-type="string">
            <text:p>PRESUPUESTO</text:p>
          </table:table-cell>
          <table:table-cell table:style-name="ACE-17" office:value-type="string">
            <text:p>MONEDA</text:p>
          </table:table-cell>
          <table:table-cell table:style-name="ACE-17" office:value-type="string">
            <text:p>PRESUPUESTO EN COP</text:p>
          </table:table-cell>
          <table:table-cell table:style-name="ACE-17" office:value-type="string">
            <text:p>EQUIPO</text:p>
          </table:table-cell>
          <table:table-cell table:style-name="ACE-17" office:value-type="string">
            <text:p>OBSERVACIONES</text:p>
          </table:table-cell>
          <table:table-cell table:number-columns-repeated="1014" table:style-name="ACE-15"/>
        </table:table-row>
        <table:table-row table:style-name="AROW-4" table:number-rows-repeated="1048575">
          <table:table-cell table:number-columns-repeated="1024"/>
        </table:table-row>
        <table:named-expressions>
          <table:named-range table:name="Print_Area" table:cell-range-address="$'Tramitados año'.A1:.J2" table:base-cell-address="$'Tramitados año'.$A$1"/>
          <table:named-expression table:name="Sheet_Title" table:expression="of:=&quot;Tramitados año&quot;" table:base-cell-address="$'Tramitados año'.$A$1"/>
        </table:named-expressions>
      </table:table>
      <table:table table:name="Convenios Interinstitucionales" table:style-name="ta-5" table:print="true" table:print-ranges="$'Convenios Interinstitucionales'.A1:.G2">
        <office:forms form:automatic-focus="false" form:apply-design-mode="false">
          <form:form/>
        </office:forms>
        <table:table-column table:default-cell-style-name="ACE-19" table:style-name="ACOL-1"/>
        <table:table-column table:default-cell-style-name="ACE-21" table:style-name="ACOL-22"/>
        <table:table-column table:default-cell-style-name="ACE-21" table:style-name="ACOL-23"/>
        <table:table-column table:default-cell-style-name="ACE-21" table:style-name="ACOL-24"/>
        <table:table-column table:default-cell-style-name="ACE-21" table:style-name="ACOL-25"/>
        <table:table-column table:default-cell-style-name="ACE-21" table:style-name="ACOL-26"/>
        <table:table-column table:default-cell-style-name="ACE-21" table:style-name="ACOL-27"/>
        <table:table-column table:default-cell-style-name="ACE-21" table:style-name="ACOL-15" table:number-columns-repeated="1014"/>
        <table:table-column table:default-cell-style-name="ACE-20" table:style-name="ACOL-15" table:number-columns-repeated="3"/>
        <table:table-row table:style-name="AROW-3">
          <table:table-cell table:style-name="ACE-18" office:value-type="string">
            <text:p>#</text:p>
          </table:table-cell>
          <table:table-cell table:style-name="ACE-18" office:value-type="string">
            <text:p>CLASIFICACIÓN</text:p>
          </table:table-cell>
          <table:table-cell table:style-name="ACE-18" office:value-type="string">
            <text:p>INSTITUCION</text:p>
          </table:table-cell>
          <table:table-cell table:style-name="ACE-18" office:value-type="string">
            <text:p>TIPO DE CONVENIO</text:p>
          </table:table-cell>
          <table:table-cell table:style-name="ACE-18" office:value-type="string">
            <text:p>DESCRIPCION</text:p>
          </table:table-cell>
          <table:table-cell table:style-name="ACE-18" office:value-type="string">
            <text:p>FECHA DE INICIO</text:p>
          </table:table-cell>
          <table:table-cell table:style-name="ACE-18" office:value-type="string">
            <text:p>DURACION</text:p>
          </table:table-cell>
          <table:table-cell table:number-columns-repeated="1014" table:style-name="ACE-21"/>
          <table:table-cell table:number-columns-repeated="3" table:style-name="ACE-20"/>
        </table:table-row>
        <table:table-row table:style-name="AROW-0" table:number-rows-repeated="1048575">
          <table:table-cell table:number-columns-repeated="1024"/>
        </table:table-row>
        <table:named-expressions>
          <table:named-range table:name="Print_Area" table:cell-range-address="$'Convenios Interinstitucionales'.A1:.G2" table:base-cell-address="$'Convenios Interinstitucionales'.$A$1"/>
          <table:named-expression table:name="Sheet_Title" table:expression="of:=&quot;Convenios Interinstitucionales&quot;" table:base-cell-address="$'Convenios Interinstitucionales'.$A$1"/>
        </table:named-expressions>
      </table:table>
      <table:table table:name="Publicaciones" table:style-name="ta-6" table:print="true" table:print-ranges="$'Publicaciones'.A1:.I2">
        <office:forms form:automatic-focus="false" form:apply-design-mode="false">
          <form:form/>
        </office:forms>
        <table:table-column table:default-cell-style-name="ACE-23" table:style-name="ACOL-1"/>
        <table:table-column table:default-cell-style-name="ACE-23" table:style-name="ACOL-2"/>
        <table:table-column table:default-cell-style-name="ACE-22" table:style-name="ACOL-28"/>
        <table:table-column table:default-cell-style-name="ACE-22" table:style-name="ACOL-3"/>
        <table:table-column table:default-cell-style-name="ACE-22" table:style-name="ACOL-29"/>
        <table:table-column table:default-cell-style-name="ACE-22" table:style-name="ACOL-30" table:number-columns-repeated="2"/>
        <table:table-column table:default-cell-style-name="ACE-22" table:style-name="ACOL-27"/>
        <table:table-column table:default-cell-style-name="ACE-22" table:style-name="ACOL-31"/>
        <table:table-column table:default-cell-style-name="ACE-22" table:style-name="ACOL-12"/>
        <table:table-column table:default-cell-style-name="ACE-22" table:style-name="ACOL-15" table:number-columns-repeated="1014"/>
        <table:table-row table:style-name="AROW-3">
          <table:table-cell table:style-name="ACE-24" office:value-type="string">
            <text:p>#</text:p>
          </table:table-cell>
          <table:table-cell table:style-name="ACE-24" office:value-type="string">
            <text:p>REFERENCIA CINEP/PPP</text:p>
          </table:table-cell>
          <table:table-cell table:style-name="ACE-24" office:value-type="string">
            <text:p>COORDINADOR</text:p>
          </table:table-cell>
          <table:table-cell table:style-name="ACE-24" office:value-type="string">
            <text:p>FINANCIADOR</text:p>
          </table:table-cell>
          <table:table-cell table:style-name="ACE-24" office:value-type="string">
            <text:p>CONVENIO</text:p>
          </table:table-cell>
          <table:table-cell table:style-name="ACE-24" office:value-type="string">
            <text:p>FECHA INICIO CONVENIO</text:p>
          </table:table-cell>
          <table:table-cell table:style-name="ACE-24" office:value-type="string">
            <text:p>FECHA FINALIZACION CONVENIO</text:p>
          </table:table-cell>
          <table:table-cell table:style-name="ACE-24" office:value-type="string">
            <text:p>TIPO DE PUBLICACION</text:p>
          </table:table-cell>
          <table:table-cell table:style-name="ACE-24" office:value-type="string">
            <text:p>CUMPLIMIENTO</text:p>
          </table:table-cell>
          <table:table-cell table:style-name="ACE-24" office:value-type="string">
            <text:p>SEGUIMIENTO</text:p>
          </table:table-cell>
          <table:table-cell table:number-columns-repeated="1014" table:style-name="ACE-22"/>
        </table:table-row>
        <table:table-row table:style-name="AROW-4" table:number-rows-repeated="1048575">
          <table:table-cell table:number-columns-repeated="1024"/>
        </table:table-row>
        <table:named-expressions>
          <table:named-range table:name="Print_Area" table:cell-range-address="$'Publicaciones'.A1:.I2" table:base-cell-address="$'Publicaciones'.$A$1"/>
          <table:named-expression table:name="Sheet_Title" table:expression="of:=&quot;Publicaciones&quot;" table:base-cell-address="$'Publicaciones'.$A$1"/>
        </table:named-expressions>
      </table:table>
      <table:table table:name="Divisas" table:style-name="ta-7" table:print="true">
        <office:forms form:automatic-focus="false" form:apply-design-mode="false">
          <form:form/>
        </office:forms>
        <table:table-column table:default-cell-style-name="ACE-26" table:style-name="ACOL-32"/>
        <table:table-column table:default-cell-style-name="ACE-26" table:style-name="ACOL-33" table:number-columns-repeated="5"/>
        <table:table-column table:default-cell-style-name="ACE-26" table:style-name="ACOL-34"/>
        <table:table-column table:default-cell-style-name="ACE-26" table:style-name="ACOL-15" table:number-columns-repeated="121"/>
        <table:table-row table:style-name="AROW-5">
          <table:table-cell table:style-name="ACE-25" office:value-type="string">
            <text:p>FECHA/DIVISAS</text:p>
          </table:table-cell>
          <table:table-cell table:style-name="ACE-25" office:value-type="string">
            <text:p>EURO</text:p>
          </table:table-cell>
          <table:table-cell table:style-name="ACE-25" office:value-type="string">
            <text:p>DOLAR</text:p>
          </table:table-cell>
          <table:table-cell table:style-name="ACE-25" office:value-type="string">
            <text:p>GBP</text:p>
          </table:table-cell>
          <table:table-cell table:style-name="ACE-25" office:value-type="string">
            <text:p>SEK</text:p>
          </table:table-cell>
          <table:table-cell table:style-name="ACE-25" office:value-type="string">
            <text:p>CHF</text:p>
          </table:table-cell>
          <table:table-cell table:style-name="ACE-25" office:value-type="string">
            <text:p>OTROS</text:p>
          </table:table-cell>
          <table:table-cell table:number-columns-repeated="121" table:style-name="ACE-26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Divisas'.$A$1"/>
          <table:named-expression table:name="Sheet_Title" table:expression="of:=&quot;Divisas&quot;" table:base-cell-address="$'Divisas'.$A$1"/>
        </table:named-expressions>
      </table:table>
      <table:table table:name="Tramitados año-1" table:style-name="ta-8" table:print="true" table:print-ranges="$'Tramitados año-1'.A1:.J2">
        <office:forms form:automatic-focus="false" form:apply-design-mode="false">
          <form:form/>
        </office:forms>
        <table:table-column table:default-cell-style-name="ACE-28" table:style-name="ACOL-1"/>
        <table:table-column table:default-cell-style-name="ACE-27" table:style-name="ACOL-18"/>
        <table:table-column table:default-cell-style-name="ACE-27" table:style-name="ACOL-19"/>
        <table:table-column table:default-cell-style-name="ACE-27" table:style-name="ACOL-3"/>
        <table:table-column table:default-cell-style-name="ACE-27" table:style-name="ACOL-20"/>
        <table:table-column table:default-cell-style-name="ACE-27" table:style-name="ACOL-21"/>
        <table:table-column table:default-cell-style-name="ACE-27" table:style-name="ACOL-10"/>
        <table:table-column table:default-cell-style-name="ACE-27" table:style-name="ACOL-5"/>
        <table:table-column table:default-cell-style-name="ACE-27" table:style-name="ACOL-14"/>
        <table:table-column table:default-cell-style-name="ACE-27" table:style-name="ACOL-12"/>
        <table:table-column table:default-cell-style-name="ACE-27" table:style-name="ACOL-15" table:number-columns-repeated="1014"/>
        <table:table-row table:style-name="AROW-3">
          <table:table-cell table:style-name="ACE-29" office:value-type="string">
            <text:p>#</text:p>
          </table:table-cell>
          <table:table-cell table:style-name="ACE-29" office:value-type="string">
            <text:p>MES DE TRAMITE</text:p>
          </table:table-cell>
          <table:table-cell table:style-name="ACE-29" office:value-type="string">
            <text:p>REFERENCIA CINEP/PPP</text:p>
          </table:table-cell>
          <table:table-cell table:style-name="ACE-29" office:value-type="string">
            <text:p>FINANCIADOR</text:p>
          </table:table-cell>
          <table:table-cell table:style-name="ACE-29" office:value-type="string">
            <text:p>ESTADO TRÁMITE</text:p>
          </table:table-cell>
          <table:table-cell table:style-name="ACE-29" office:value-type="string">
            <text:p>PRESUPUESTO</text:p>
          </table:table-cell>
          <table:table-cell table:style-name="ACE-29" office:value-type="string">
            <text:p>MONEDA</text:p>
          </table:table-cell>
          <table:table-cell table:style-name="ACE-29" office:value-type="string">
            <text:p>PRESUPUESTO EN COP</text:p>
          </table:table-cell>
          <table:table-cell table:style-name="ACE-29" office:value-type="string">
            <text:p>EQUIPO</text:p>
          </table:table-cell>
          <table:table-cell table:style-name="ACE-29" office:value-type="string">
            <text:p>OBSERVACIONES</text:p>
          </table:table-cell>
          <table:table-cell table:number-columns-repeated="1014" table:style-name="ACE-27"/>
        </table:table-row>
        <table:table-row table:style-name="AROW-4" table:number-rows-repeated="1048575">
          <table:table-cell table:number-columns-repeated="1024"/>
        </table:table-row>
        <table:named-expressions>
          <table:named-range table:name="Print_Area" table:cell-range-address="$'Tramitados año-1'.A1:.J2" table:base-cell-address="$'Tramitados año-1'.$A$1"/>
          <table:named-expression table:name="Sheet_Title" table:expression="of:=&quot;Tramitados año-1&quot;" table:base-cell-address="$'Tramitados año-1'.$A$1"/>
        </table:named-expressions>
      </table:table>
      <table:table table:name="Tramitados año-2" table:style-name="ta-9" table:print="true" table:print-ranges="$'Tramitados año-2'.A1:.J2">
        <office:forms form:automatic-focus="false" form:apply-design-mode="false">
          <form:form/>
        </office:forms>
        <table:table-column table:default-cell-style-name="ACE-31" table:style-name="ACOL-1"/>
        <table:table-column table:default-cell-style-name="ACE-30" table:style-name="ACOL-18"/>
        <table:table-column table:default-cell-style-name="ACE-30" table:style-name="ACOL-19"/>
        <table:table-column table:default-cell-style-name="ACE-30" table:style-name="ACOL-3"/>
        <table:table-column table:default-cell-style-name="ACE-30" table:style-name="ACOL-20"/>
        <table:table-column table:default-cell-style-name="ACE-30" table:style-name="ACOL-21"/>
        <table:table-column table:default-cell-style-name="ACE-30" table:style-name="ACOL-10"/>
        <table:table-column table:default-cell-style-name="ACE-30" table:style-name="ACOL-5"/>
        <table:table-column table:default-cell-style-name="ACE-30" table:style-name="ACOL-14"/>
        <table:table-column table:default-cell-style-name="ACE-30" table:style-name="ACOL-12"/>
        <table:table-column table:default-cell-style-name="ACE-30" table:style-name="ACOL-15" table:number-columns-repeated="1014"/>
        <table:table-row table:style-name="AROW-3">
          <table:table-cell table:style-name="ACE-32" office:value-type="string">
            <text:p>#</text:p>
          </table:table-cell>
          <table:table-cell table:style-name="ACE-32" office:value-type="string">
            <text:p>MES DE TRAMITE</text:p>
          </table:table-cell>
          <table:table-cell table:style-name="ACE-32" office:value-type="string">
            <text:p>REFERENCIA CINEP/PPP</text:p>
          </table:table-cell>
          <table:table-cell table:style-name="ACE-32" office:value-type="string">
            <text:p>FINANCIADOR</text:p>
          </table:table-cell>
          <table:table-cell table:style-name="ACE-32" office:value-type="string">
            <text:p>ESTADO TRÁMITE</text:p>
          </table:table-cell>
          <table:table-cell table:style-name="ACE-32" office:value-type="string">
            <text:p>PRESUPUESTO</text:p>
          </table:table-cell>
          <table:table-cell table:style-name="ACE-32" office:value-type="string">
            <text:p>MONEDA</text:p>
          </table:table-cell>
          <table:table-cell table:style-name="ACE-32" office:value-type="string">
            <text:p>PRESUPUESTO EN COP</text:p>
          </table:table-cell>
          <table:table-cell table:style-name="ACE-32" office:value-type="string">
            <text:p>EQUIPO</text:p>
          </table:table-cell>
          <table:table-cell table:style-name="ACE-32" office:value-type="string">
            <text:p>OBSERVACIONES</text:p>
          </table:table-cell>
          <table:table-cell table:number-columns-repeated="1014" table:style-name="ACE-30"/>
        </table:table-row>
        <table:table-row table:style-name="AROW-4" table:number-rows-repeated="1048575">
          <table:table-cell table:number-columns-repeated="1024"/>
        </table:table-row>
        <table:named-expressions>
          <table:named-range table:name="Print_Area" table:cell-range-address="$'Tramitados año-2'.A1:.J2" table:base-cell-address="$'Tramitados año-2'.$A$1"/>
          <table:named-expression table:name="Sheet_Title" table:expression="of:=&quot;Tramitados año-2&quot;" table:base-cell-address="$'Tramitados año-2'.$A$1"/>
        </table:named-expressions>
      </table:table>
      <table:table table:name="Tramitados año-3" table:style-name="ta-10" table:print="true" table:print-ranges="$'Tramitados año-3'.A1:.J2">
        <office:forms form:automatic-focus="false" form:apply-design-mode="false">
          <form:form/>
        </office:forms>
        <table:table-column table:default-cell-style-name="ACE-34" table:style-name="ACOL-1"/>
        <table:table-column table:default-cell-style-name="ACE-33" table:style-name="ACOL-18"/>
        <table:table-column table:default-cell-style-name="ACE-33" table:style-name="ACOL-19"/>
        <table:table-column table:default-cell-style-name="ACE-33" table:style-name="ACOL-3"/>
        <table:table-column table:default-cell-style-name="ACE-33" table:style-name="ACOL-20"/>
        <table:table-column table:default-cell-style-name="ACE-33" table:style-name="ACOL-21"/>
        <table:table-column table:default-cell-style-name="ACE-33" table:style-name="ACOL-10"/>
        <table:table-column table:default-cell-style-name="ACE-33" table:style-name="ACOL-5"/>
        <table:table-column table:default-cell-style-name="ACE-33" table:style-name="ACOL-14"/>
        <table:table-column table:default-cell-style-name="ACE-33" table:style-name="ACOL-12"/>
        <table:table-column table:default-cell-style-name="ACE-33" table:style-name="ACOL-15" table:number-columns-repeated="1014"/>
        <table:table-row table:style-name="AROW-3">
          <table:table-cell table:style-name="ACE-35" office:value-type="string">
            <text:p>#</text:p>
          </table:table-cell>
          <table:table-cell table:style-name="ACE-35" office:value-type="string">
            <text:p>MES DE TRAMITE</text:p>
          </table:table-cell>
          <table:table-cell table:style-name="ACE-35" office:value-type="string">
            <text:p>REFERENCIA CINEP/PPP</text:p>
          </table:table-cell>
          <table:table-cell table:style-name="ACE-35" office:value-type="string">
            <text:p>FINANCIADOR</text:p>
          </table:table-cell>
          <table:table-cell table:style-name="ACE-35" office:value-type="string">
            <text:p>ESTADO TRÁMITE</text:p>
          </table:table-cell>
          <table:table-cell table:style-name="ACE-35" office:value-type="string">
            <text:p>PRESUPUESTO</text:p>
          </table:table-cell>
          <table:table-cell table:style-name="ACE-35" office:value-type="string">
            <text:p>MONEDA</text:p>
          </table:table-cell>
          <table:table-cell table:style-name="ACE-35" office:value-type="string">
            <text:p>PRESUPUESTO EN COP</text:p>
          </table:table-cell>
          <table:table-cell table:style-name="ACE-35" office:value-type="string">
            <text:p>EQUIPO</text:p>
          </table:table-cell>
          <table:table-cell table:style-name="ACE-35" office:value-type="string">
            <text:p>OBSERVACIONES</text:p>
          </table:table-cell>
          <table:table-cell table:number-columns-repeated="1014" table:style-name="ACE-33"/>
        </table:table-row>
        <table:table-row table:style-name="AROW-4" table:number-rows-repeated="1048575">
          <table:table-cell table:number-columns-repeated="1024"/>
        </table:table-row>
        <table:named-expressions>
          <table:named-range table:name="Print_Area" table:cell-range-address="$'Tramitados año-3'.A1:.J2" table:base-cell-address="$'Tramitados año-3'.$A$1"/>
          <table:named-expression table:name="Sheet_Title" table:expression="of:=&quot;Tramitados año-3&quot;" table:base-cell-address="$'Tramitados año-3'.$A$1"/>
        </table:named-expressions>
      </table:table>
      <table:named-expressions>
        <table:named-range table:name="__Anonymous_Sheet_DB__10" table:cell-range-address="$'Tramitados año-3'.$A$1:.$J$1048576" table:base-cell-address="$'Resumen General'.$A$1"/>
        <table:named-range table:name="__Anonymous_Sheet_DB__0" table:cell-range-address="$'Resumen General'.$A$1:.$F$1048576" table:base-cell-address="$'Resumen General'.$A$1"/>
        <table:named-range table:name="__Anonymous_Sheet_DB__1" table:cell-range-address="$'En Trámite'.$A$1:.$K$1048576" table:base-cell-address="$'Resumen General'.$A$1"/>
        <table:named-range table:name="__Anonymous_Sheet_DB__2" table:cell-range-address="$'Ejecución'.$A$1:.$H$1048576" table:base-cell-address="$'Resumen General'.$A$1"/>
        <table:named-range table:name="__Anonymous_Sheet_DB__3" table:cell-range-address="$'En cierre'.$A$1:.$H$1048576" table:base-cell-address="$'Resumen General'.$A$1"/>
        <table:named-range table:name="__Anonymous_Sheet_DB__4" table:cell-range-address="$'Tramitados año'.$A$1:.$J$1048576" table:base-cell-address="$'Resumen General'.$A$1"/>
        <table:named-range table:name="__Anonymous_Sheet_DB__5" table:cell-range-address="$'Convenios Interinstitucionales'.$A$1:.$G$1048576" table:base-cell-address="$'Resumen General'.$A$1"/>
        <table:named-range table:name="__Anonymous_Sheet_DB__6" table:cell-range-address="$'Publicaciones'.$A$1:.$I$1048576" table:base-cell-address="$'Resumen General'.$A$1"/>
        <table:named-range table:name="__Anonymous_Sheet_DB__8" table:cell-range-address="$'Tramitados año-1'.$A$1:.$J$1048576" table:base-cell-address="$'Resumen General'.$A$1"/>
        <table:named-range table:name="__Anonymous_Sheet_DB__9" table:cell-range-address="$'Tramitados año-2'.$A$1:.$J$1048576" table:base-cell-address="$'Resumen General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804724409448818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3" style:page-usage="all">
      <style:page-layout-properties fo:margin-top="54pt" fo:margin-bottom="54pt" fo:margin-left="50.4pt" fo:margin-right="50.4pt" fo:page-width="611.9999826986959pt" fo:page-height="791.9999826986959pt" style:table-centering="none" style:print-page-order="ttb" style:writing-mode="lr-tb" style:print-orientation="portrait" style:print="charts drawings objects" style:scale-to="100.00%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4" style:page-usage="all">
      <style:page-layout-properties fo:margin-top="54pt" fo:margin-bottom="54pt" fo:margin-left="50.4pt" fo:margin-right="50.4pt" fo:page-width="611.9999826986959pt" fo:page-height="791.9999826986959pt" style:table-centering="none" style:print-page-order="ttb" style:writing-mode="lr-tb" style:print-orientation="portrait" style:print="charts drawings objects" style:scale-to="100.00%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5" style:page-usage="all">
      <style:page-layout-properties fo:margin-top="54pt" fo:margin-bottom="54pt" fo:margin-left="50.4pt" fo:margin-right="50.4pt" fo:page-width="611.9999826986959pt" fo:page-height="791.9999826986959pt" style:table-centering="none" style:print-page-order="ttb" style:writing-mode="lr-tb" style:print-orientation="portrait" style:print="charts drawings objects" style:scale-to="100.00%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6" style:page-usage="all">
      <style:page-layout-properties fo:margin-top="54pt" fo:margin-bottom="54pt" fo:margin-left="50.4pt" fo:margin-right="50.4pt" fo:page-width="611.9999826986959pt" fo:page-height="791.9999826986959pt" style:table-centering="none" style:print-page-order="ttb" style:writing-mode="lr-tb" style:print-orientation="portrait" style:print="charts drawings objects" style:scale-to="100.00%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7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8" style:page-usage="all">
      <style:page-layout-properties fo:margin-top="54pt" fo:margin-bottom="54pt" fo:margin-left="50.4pt" fo:margin-right="50.4pt" fo:page-width="611.9999826986959pt" fo:page-height="791.9999826986959pt" style:table-centering="none" style:print-page-order="ttb" style:writing-mode="lr-tb" style:print-orientation="portrait" style:print="charts drawings objects" style:scale-to="100.00%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9" style:page-usage="all">
      <style:page-layout-properties fo:margin-top="54pt" fo:margin-bottom="54pt" fo:margin-left="50.4pt" fo:margin-right="50.4pt" fo:page-width="611.9999826986959pt" fo:page-height="791.9999826986959pt" style:table-centering="none" style:print-page-order="ttb" style:writing-mode="lr-tb" style:print-orientation="portrait" style:print="charts drawings objects" style:scale-to="100.00%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10" style:page-usage="all">
      <style:page-layout-properties fo:margin-top="54pt" fo:margin-bottom="54pt" fo:margin-left="50.4pt" fo:margin-right="50.4pt" fo:page-width="611.9999826986959pt" fo:page-height="791.9999826986959pt" style:table-centering="none" style:print-page-order="ttb" style:writing-mode="lr-tb" style:print-orientation="portrait" style:print="charts drawings objects" style:scale-to="100.00%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</office:automatic-styles>
  <office:master-styles>
    <style:master-page style:name="ta-mp-0" style:display-name="Resumen Genera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En Trámite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Ejecución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En cierre" style:page-layout-name="pl-3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4" style:display-name="Tramitados año" style:page-layout-name="pl-4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5" style:display-name="Convenios Interinstitucionales" style:page-layout-name="pl-5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6" style:display-name="Publicaciones" style:page-layout-name="pl-6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7" style:display-name="Divisas" style:page-layout-name="pl-7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  <style:master-page style:name="ta-mp-8" style:display-name="Tramitados año-1" style:page-layout-name="pl-8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9" style:display-name="Tramitados año-2" style:page-layout-name="pl-9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10" style:display-name="Tramitados año-3" style:page-layout-name="pl-10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AppVersion" meta:value-type="string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dc:date>2017-10-16T15:29:35Z</dc:date>
    <meta:print-date>2016-08-16T15:38:06Z</meta:print-date>
    <meta:creation-date>2015-08-19T20:56:40Z</meta:creation-date>
    <meta:editing-cycles>29</meta:editing-cycles>
    <meta:editing-duration>PT3H32M16S</meta:editing-duration>
    <meta:generator>gnumeric/1.12.43</meta:generator>
    <meta:initial-creator>Estefania Bedoya</meta:initial-creator>
  </office:meta>
</office:document-meta>
</file>